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/>
    <style:font-face style:name="OpenSymbol" svg:font-family="OpenSymbol"/>
    <style:font-face style:name="FreeMono" svg:font-family="FreeMono" style:font-family-generic="modern" style:font-pitch="fixed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7" style:family="table">
      <style:table-properties style:width="6.6931in" table:align="margins" style:writing-mode="lr-tb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#e6e6e6" fo:padding="0.0382in" fo:border="0.0007in solid #000000">
        <style:background-image/>
      </style:table-cell-properties>
    </style:style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e6e6e6" fo:padding="0.0382in" fo:border="0.0007in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20pt" fo:font-weight="bold" style:font-size-asian="20pt" style:font-weight-asian="bold" style:font-name-complex="XB Zar" style:font-size-complex="20pt" style:font-weight-complex="bold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="XB Zar" fo:font-size="13pt" fo:font-weight="bold" style:font-size-asian="13pt" style:font-weight-asian="bold" style:font-name-complex="XB Zar" style:font-size-complex="13pt" style:font-weight-complex="bold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="XB Zar" fo:font-size="13pt" fo:font-weight="bold" fo:background-color="#ffff00" style:font-size-asian="13pt" style:font-weight-asian="bold" style:font-name-complex="XB Zar" style:font-size-complex="13pt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="XB Zar" style:font-name-complex="XB Zar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FreeMono" fo:font-size="10pt" fo:font-weight="normal" fo:background-color="transparent" style:font-size-asian="10pt" style:font-weight-asian="normal" style:font-name-complex="XB Zar" style:font-size-complex="10pt" style:font-weight-complex="normal"/>
    </style:style>
    <style:style style:name="P8" style:family="paragraph" style:parent-style-name="Standard" style:list-style-name="L2">
      <style:paragraph-properties fo:text-align="justify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پیوست ۱- رفع مشکل</text:p>
      <text:p text:style-name="P2"/>
      <text:p text:style-name="P2"/>
      <text:p text:style-name="P3">در این پیوست به مشکل‌های احتمالی در هنگام نصب و راه‌اندازی سیستم‌عامل دبیان گنو/لینوکس در کنار سیستم‌عامل‌های دیگر اشاره می‌گردد و راه‌حل‌های آن‌ها نیز ارائه می‌شود.</text:p>
      <text:p text:style-name="P3"/>
      <text:p text:style-name="P4">۱- عدم شناسایی مایکروسافت ویندوز پس از نصب سیستم‌عامل دبیان گنو/لینوکس<text:span text:style-name="T1">:</text:span></text:p>
      <text:p text:style-name="P3">از معمول‌ترین مشکل‌های پس از نصب سیستم‌عامل دبیان گنو/لینوکس، نصب بوت‌لودر گراب در سیستم و عدم شناسایی سیستم‌عامل ویندوز است. این مشکل دو حالت دارد:</text:p>
      <text:p text:style-name="P3"><text:span text:style-name="T2">الف)</text:span> لینوکس روی پارتیشن ویندوز نصب شده است که در این حالت دیگر نمی‌توان اطلاعات را به حالت اول برگرداند مگر از نرم‌افزارهای بازیابی داده‌ها<text:note text:id="ftn0" text:note-class="footnote"><text:note-citation>1</text:note-citation><text:note-body><text:p text:style-name="Footnote">Data Recovery Tools</text:p></text:note-body></text:note> استفاده کنید.</text:p>
      <text:p text:style-name="P3"><text:span text:style-name="T2">ب)</text:span> لینوکس روی پارتیشن دیگری نصب شده است اما ویندوز در فهرست سیستم‌عامل‌های موجود در بوت‌لودر گراب نیست. در این حالت، ابتدا سیستم‌عامل دبیان را بوت کنید و با کاربر خود وارد سیستم شوید. سپس گزینه‌ی Root Terminal را از منوی Applications → Accessories انتخاب کنید و دستور زیر را وارد کنید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7">root@debian:~# update-grub2</text:p>
          </table:table-cell>
        </table:table-row>
      </table:table>
      <text:p text:style-name="P3">سپس تنظیمات بوت‌لودر گراب بازخوانی و بازسازی می‌شود و سیستم‌عامل مایکروسافت ویندوز به فهرست سیستم‌عامل‌ها اضافه می‌شود.</text:p>
      <text:p text:style-name="P3"/>
      <text:p text:style-name="P3"><text:span text:style-name="T2">۲- عدم شناسایی سیستم‌عامل دبیان گنو/لینوکس</text:span>:</text:p>
      <text:p text:style-name="P3">از دلیل‌های مهم این است که سیستم‌عامل دبیان ابتدا نصب شده است و سپس سیستم‌عامل ویندوز روی سیستم نصب شده است. چون ویندوز برای همزیستی با سیستم‌عامل‌های دیگر طراحی نشده است، در بوت‌لودر خود نام سیستم‌عامل گنو/لینوکس را نمایش نمی‌دهد. دو را حل برای این کار وجود دارد:</text:p>
      <text:p text:style-name="P3"><text:span text:style-name="T2">الف)</text:span> سیستم‌عامل دبیان بهتر است پس از نصب سیستم‌عامل ویندوز نصب شود تا بوت‌لودر گراب سیستم‌عامل‌های موجود در سیستم را بشناسد و در فهرست خود اضافه کند.</text:p>
      <text:p text:style-name="P6"><text:span text:style-name="T3">ب)</text:span><text:span text:style-name="T4"> راه حل دوم استفاده از دیسک اول دبیان برای بازیابی و نصب بوت‌لودر گراب است. به این منظور ابتدا توسط دیسک اول دبیان سیستم خود را بوت کنید. سپس از منوی Advanced Options گزینه‌ی Rescue mode را انتخاب کنید و مراحل زیر را دنبال کنید:</text:span></text:p>
      <text:list xml:id="list1567982164" text:style-name="L2">
        <text:list-item>
          <text:p text:style-name="P8">زبان محیط بازیابی را انتخاب کنید (مانند English یا Persian).</text:p>
        </text:list-item>
        <text:list-item>
          <text:p text:style-name="P8">سپس کشور را انتخاب کنید.</text:p>
        </text:list-item>
        <text:list-item>
          <text:p text:style-name="P8">نوع کیبورد خود را انتخاب کنید و صبر کنید تا بسته‌های مورد نظر فراخوانی شود.</text:p>
        </text:list-item>
        <text:list-item>
          <text:p text:style-name="P8">در این مرحله در مورد اطلاعات شبکه از شما سؤال می‌شود. اگر مایلید، به آن‌ها پاسخ دهید و در غیر است صورت، مراحل بعدی را بدون توجه به تنظیمات آن ادامه دهید و در انتها گزینه‌ی Do not configure the network at this time را انتخاب کنید.</text:p>
        </text:list-item>
        <text:list-item>
          <text:p text:style-name="P8">نام سیستم خود را انتخاب کنید (hostname).</text:p>
        </text:list-item>
        <text:list-item>
          <text:p text:style-name="P8"><text:soft-page-break/>منطقه‌ی زمانی خود را انتخاب کنید که البته اهمیتی در این مرحله ندارد.</text:p>
        </text:list-item>
        <text:list-item>
          <text:p text:style-name="P8">در این مرحله فهرستی از پارتیشن‌های موجود در هارددیسک شما نمایش داده می‌شود. پارتیشن ریشه را انتخاب کنید. پارتیشن ریشه، پارتیشنی است که سیستم‌عامل دبیان را در آن نصب کرده‌اید.</text:p>
        </text:list-item>
        <text:list-item>
          <text:p text:style-name="P8">در پنجره‌ی نمایش داده شده، گزینه‌ی Execute a shell in /dev/sda1 را انتخاب کنید. dev/sda1/ نام پارتیشن ریشه است که ممکن است در سیستم شما متفاوت باشد. در پنجره‌ی بعدی گزینه‌ی ادامه را (Continue) انتخاب کنید.</text:p>
        </text:list-item>
        <text:list-item>
          <text:p text:style-name="P8">محیط پوسته با دسترسی کاربر ریشه به شما نمایش داده می‌شود. در این حالت دستور زیر را اجرا کنید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7">root@debian:~# grub-install /dev/sda</text:p>
            <text:p text:style-name="P7">root@debian:~# update-grub2</text:p>
            <text:p text:style-name="P7">root@debian:~# exit</text:p>
          </table:table-cell>
        </table:table-row>
      </table:table>
      <text:p text:style-name="P3">در این دستورها، dev/sda/ به معنای کل هارددیسک است. دستور اول، بوت‌لودر گراب را نصب می‌کند و دستور دوم تنظیمات بوت‌لودر گراب را بازخوانی و بازسازی می‌کند. دستور آخر، شما را از محیط حاضر خارج <text:s/>می‌کند. در این صورت، پنجره‌ای نمایش داده خواهد شد که با انتخاب Reboot the system می‌توانید سیستم خود را restart کنید.</text:p>
      <text:p text:style-name="P3">پس از طی این مراحل، سیستم‌عامل دبیان و سیستم‌عامل‌های دیگر در فهرست بوت‌لودر گراب نمایش داده می‌شود.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/>
    <style:font-face style:name="OpenSymbol" svg:font-family="OpenSymbol"/>
    <style:font-face style:name="FreeMono" svg:font-family="FreeMono" style:font-family-generic="modern" style:font-pitch="fixed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5T13:02:21</dc:date>
    <dc:creator>Mostafa Moradian</dc:creator>
    <meta:editing-duration>P1DT1H32M1S</meta:editing-duration>
    <meta:editing-cycles>363</meta:editing-cycles>
    <meta:generator>LibreOffice/3.3$Linux LibreOffice_project/330m19$Build-202</meta:generator>
    <meta:document-statistic meta:table-count="2" meta:image-count="0" meta:object-count="0" meta:page-count="2" meta:paragraph-count="27" meta:word-count="619" meta:character-count="3167"/>
  </office:meta>
</office:document-meta>
</file>